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color="#333333" style:font-name="Arial" fo:font-weight="bol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color="#333333" style:font-name="Arial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" fo:font-weight="normal" fo:background-color="#ffff99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 style:font-name="Arial" fo:background-color="#ffff99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style:font-name="Arial"/>
    </style:style>
    <style:style style:name="T1" style:family="text">
      <style:text-properties fo:color="#004586" fo:font-weight="bold" style:font-weight-asian="bold" style:font-weight-complex="bold"/>
    </style:style>
    <style:style style:name="T2" style:family="text">
      <style:text-properties fo:color="#004586" fo:font-weight="bold" fo:background-color="#ffff9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ff99" style:font-weight-asian="normal" style:font-weight-complex="normal"/>
    </style:style>
    <style:style style:name="T5" style:family="text">
      <style:text-properties fo:color="#579d1c" fo:font-weight="bold" style:font-weight-asian="bold" style:font-weight-complex="bold"/>
    </style:style>
    <style:style style:name="T6" style:family="text">
      <style:text-properties fo:color="#579d1c" fo:font-weight="bold" fo:background-color="#ffff99" style:font-weight-asian="bold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c5000b" fo:font-weight="bold" fo:background-color="#ffff99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21526101" text:style-name="L1">
        <text:list-header>
          <text:p text:style-name="P1">Por que alguém que possui gatos gosta de gatos? (classe animal → person → cat_owner é subclasse de cat_liker) </text:p>
          <text:p text:style-name="P2"/>
        </text:list-header>
        <text:list-item>
          <text:p text:style-name="P3">Alguém que possui gato (<text:span text:style-name="T1">cat_owner</text:span>) é uma pessoa (<text:span text:style-name="T1">person</text:span>) que tem animal (<text:span text:style-name="T5">has_pet</text:span>) e esse animal é um gato (<text:span text:style-name="T1">cat</text:span>).</text:p>
        </text:list-item>
        <text:list-item>
          <text:p text:style-name="P3">Ter animal (<text:span text:style-name="T5">has_pet</text:span>) é também gostar (<text:span text:style-name="T5">likes</text:span>).</text:p>
        </text:list-item>
        <text:list-item>
          <text:p text:style-name="P3">Alguém que gosta de gatos (<text:span text:style-name="T1">cat_liker</text:span>) é uma pessoa (<text:span text:style-name="T1">person</text:span>) que gosta (<text:span text:style-name="T5">likes</text:span>) de gatos (<text:span text:style-name="T1">cat</text:span>).</text:p>
        </text:list-item>
        <text:list-item>
          <text:p text:style-name="P5"><text:span text:style-name="T3">Assim, tanto quem possui gato (</text:span><text:span text:style-name="T1">cat_owner</text:span><text:span text:style-name="T3">) quanto quem gosta de gatos (</text:span><text:span text:style-name="T1">cat_liker</text:span><text:span text:style-name="T3">) são pessoas (</text:span><text:span text:style-name="T1">person</text:span><text:span text:style-name="T3">) que têm alguma relação com gato (</text:span><text:span text:style-name="T1">cat</text:span><text:span text:style-name="T3">). Essa relação é gostar (</text:span><text:span text:style-name="T5">likes</text:span><text:span text:style-name="T3">). Alguém que possui gato (</text:span><text:span text:style-name="T1">cat_owner</text:span><text:span text:style-name="T3">) não gosta (</text:span><text:span text:style-name="T5">likes</text:span><text:span text:style-name="T3">) explicitamente, porém todos aqueles que têm animal (</text:span><text:span text:style-name="T5">has_pet</text:span><text:span text:style-name="T3">) gostam (</text:span><text:span text:style-name="T5">likes</text:span><text:span text:style-name="T3">). Portanto, todas pessoas (</text:span><text:span text:style-name="T1">person</text:span><text:span text:style-name="T3">) que têm animal (</text:span><text:span text:style-name="T5">has_pet</text:span><text:span text:style-name="T3">), gostam (</text:span><text:span text:style-name="T1">likes</text:span><text:span text:style-name="T3">) e, por isso, todas pessoas (</text:span><text:span text:style-name="T1">person</text:span><text:span text:style-name="T3">) que têm gato (</text:span><text:span text:style-name="T1">cat_owner</text:span><text:span text:style-name="T3">), gostam de gatos (</text:span><text:span text:style-name="T1">cat_liker</text:span><text:span text:style-name="T3">).</text:span></text:p>
        </text:list-item>
      </text:list>
      <text:p text:style-name="P4"/>
      <text:p text:style-name="P4"/>
      <text:list xml:id="list1532660184" text:continue-numbering="true" text:style-name="L1">
        <text:list-header>
          <text:p text:style-name="P1">Por que Minne é membro de cat_owner? </text:p>
          <text:p text:style-name="P2"/>
        </text:list-header>
        <text:list-item>
          <text:p text:style-name="P3"><text:span text:style-name="T7">Minnie</text:span> é uma idosa (<text:span text:style-name="T1">elderly</text:span>).</text:p>
        </text:list-item>
        <text:list-item>
          <text:p text:style-name="P3"><text:span text:style-name="T7">Minnie</text:span> tem um animal (<text:span text:style-name="T5">has_pet</text:span>).</text:p>
        </text:list-item>
        <text:list-item>
          <text:p text:style-name="P3"><text:span text:style-name="T7">Minnie</text:span> é do sexo feminino (<text:span text:style-name="T1">famale</text:span>).</text:p>
        </text:list-item>
        <text:list-item>
          <text:p text:style-name="P3">Quem tem animal (<text:span text:style-name="T5">has_pet</text:span>) é uma pessoa (<text:span text:style-name="T1">person</text:span>). <text:span text:style-name="T7">Minnie</text:span> tem um animal <text:span text:style-name="T9">(</text:span><text:span text:style-name="T5">has_pet</text:span><text:span text:style-name="T9">),</text:span> então <text:span text:style-name="T7">Minnie</text:span> é uma pessoa (<text:span text:style-name="T1">person</text:span>).</text:p>
        </text:list-item>
        <text:list-item>
          <text:p text:style-name="P3">Senhora idosa (<text:span text:style-name="T1">old_lady</text:span>) é uma pessoa (<text:span text:style-name="T1">person</text:span>) do sexo feminino (<text:span text:style-name="T1">famale</text:span>) que é idosa (<text:span text:style-name="T1">elderly</text:span>). Por isso, <text:span text:style-name="T7">Minnie</text:span> é uma senhora idosa (<text:span text:style-name="T1">old_lady</text:span>).</text:p>
        </text:list-item>
        <text:list-item>
          <text:p text:style-name="P3">Senhora idosa (<text:span text:style-name="T1">old_lady</text:span>) é algo que tem algum animal (<text:span text:style-name="T5">has_pet</text:span>) que é um animal (<text:span text:style-name="T1">animal</text:span>) e tem <text:s/>apenas um animal (<text:span text:style-name="T5">has_pet</text:span>) que é um gato (<text:span text:style-name="T1">cat</text:span>).</text:p>
        </text:list-item>
        <text:list-item>
          <text:p text:style-name="P3">Dono de gato (<text:span text:style-name="T1">owner_cat</text:span>) é uma pessoa que tem algum animal (<text:span text:style-name="T5">has_pet</text:span>) que é um gato (<text:span text:style-name="T1">cat</text:span>).</text:p>
        </text:list-item>
        <text:list-item>
          <text:p text:style-name="P6"><text:span text:style-name="T4">Portanto, como </text:span><text:span text:style-name="T8">Minnie</text:span><text:span text:style-name="T4"> é uma senhora idosa (</text:span><text:span text:style-name="T2">old_lady</text:span><text:span text:style-name="T4">) e senhora idosa (</text:span><text:span text:style-name="T2">old_lady</text:span><text:span text:style-name="T4">) é uma pessoa (</text:span><text:span text:style-name="T2">person</text:span><text:span text:style-name="T4">) que tem um animal (</text:span><text:span text:style-name="T6">has_pet</text:span><text:span text:style-name="T4">) que é gato (</text:span><text:span text:style-name="T2">cat</text:span><text:span text:style-name="T4">), então senhora idosa (</text:span><text:span text:style-name="T2">old_lady</text:span><text:span text:style-name="T4">) é uma dona de gato (</text:span><text:span text:style-name="T2">owner_cat</text:span><text:span text:style-name="T4">) e </text:span><text:span text:style-name="T8">Minnie</text:span><text:span text:style-name="T4"> també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4-18T08:32:07</meta:creation-date>
    <dc:date>2013-04-18T10:59:40</dc:date>
    <dc:creator>Lucas </dc:creator>
    <meta:editing-duration>PT1H14M56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1" meta:paragraph-count="14" meta:word-count="291" meta:character-count="1689" meta:non-whitespace-character-count="1423"/>
  </office:meta>
</office:document-meta>
</file>